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bugSampler.isDisplayJMeter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Sampler.sample( Entry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bugSampler.setDisplaySystemProperties( boolean displaySystem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Sampler.isDisplayJMeterVaria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Sampler.compare( Object o1 , Object o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bugSampler.formatSet( StringBuffer sb , Set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ebugSampler.isDisplaySystem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Sampler.setDisplayJMeterVariables( boolean displayJMeter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bugSampler.setDisplayJMeterProperties( boolean displayJMeterPropt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